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Segoe U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hte </text:p>
      <text:p text:style-name="Standard"/>
      <text:p text:style-name="Standard">Bild C07 Osebergschiff im Museum:</text:p>
      <text:p text:style-name="Standard"/>
      <text:p text:style-name="Standard"><text:a xlink:type="simple" xlink:href="http://www.unimus.no/foto/#/search?q=oseberg%20skip" text:style-name="Internet_20_link" text:visited-style-name="Visited_20_Internet_20_Link">http://www.unimus.no/foto/#/search?q=oseberg%20skip</text:a> Seite 4</text:p>
      <text:p text:style-name="P1"/>
      <text:p text:style-name="P2">© 2014 Kulturhistorisk museum, UiO/ CC BY-NC 3.0</text:p>
      <text:p text:style-name="P2">Viser 73 til 96 av 221</text:p>
      <text:p text:style-name="P1"/>
      <text:p text:style-name="P1"/>
      <text:p text:style-name="Standard">Bild Wiederöffnung:</text:p>
      <text:p text:style-name="Standard"/>
      <text:p text:style-name="P2">© 2007 Vivian Wang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ja Seeland</meta:initial-creator>
    <meta:creation-date>2014-12-10T14:37:22.07</meta:creation-date>
    <dc:date>2014-12-10T14:50:10.74</dc:date>
    <dc:creator>Svenja Seeland</dc:creator>
    <meta:editing-duration>PT4M5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7" meta:word-count="29" meta:character-count="209"/>
  </office:meta>
</office:document-meta>
</file>